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CB000002FB818DE644.png" manifest:media-type="image/png"/>
  <manifest:file-entry manifest:full-path="Pictures/100000000000062700000627E370FF6A.jpg" manifest:media-type="image/jpeg"/>
  <manifest:file-entry manifest:full-path="Pictures/10000201000004950000022E31D96030.png" manifest:media-type="image/png"/>
  <manifest:file-entry manifest:full-path="Pictures/100000000000075B0000093F622E32D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1.199cm" svg:x="0cm" svg:y="0.00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534cm" svg:height="4.064cm" svg:x="0.433cm" svg:y="10.77cm">
          <draw:image xlink:href="Pictures/10000201000004950000022E31D96030.png" xlink:type="simple" xlink:show="embed" xlink:actuate="onLoad">
            <text:p/>
          </draw:image>
        </draw:frame>
        <draw:custom-shape draw:style-name="gr3" draw:text-style-name="P1" draw:layer="layout" svg:width="28cm" svg:height="1.5cm" svg:x="0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2cm" svg:x="0cm" svg:y="1.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572cm" svg:height="4.572cm" svg:x="10.482cm" svg:y="10.515cm">
          <draw:image xlink:href="Pictures/100000000000062700000627E370FF6A.jpg" xlink:type="simple" xlink:show="embed" xlink:actuate="onLoad">
            <text:p/>
          </draw:image>
        </draw:frame>
        <draw:frame draw:style-name="gr2" draw:text-style-name="P1" draw:layer="layout" svg:width="4.04cm" svg:height="5.08cm" svg:x="17.111cm" svg:y="10.261cm">
          <draw:image xlink:href="Pictures/100000000000075B0000093F622E32DC.jpg" xlink:type="simple" xlink:show="embed" xlink:actuate="onLoad">
            <text:p/>
          </draw:image>
        </draw:frame>
        <draw:frame draw:style-name="gr2" draw:text-style-name="P1" draw:layer="layout" svg:width="4.776cm" svg:height="5.08cm" svg:x="22.742cm" svg:y="10.261cm">
          <draw:image xlink:href="Pictures/10000201000002CB000002FB818DE64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style:use-window-font-color="true" style:text-outline="false" style:text-line-through-style="none" fo:font-family="'Liberation Sans'" style:font-family-generic="roman" style:font-pitch="variable" fo:font-size="26.7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2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5cm" fo:text-indent="0cm"/>
      <style:text-properties fo:font-size="1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.7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6cm" presentation:class="title" presentation:placeholder="true">
        <draw:text-box/>
      </draw:frame>
      <draw:frame presentation:style-name="Default-outline1" draw:layer="backgroundobjects" svg:width="24.639cm" svg:height="10.15cm" svg:x="1.4cm" svg:y="4.094cm" presentation:class="outline" presentation:placeholder="true">
        <draw:text-box/>
      </draw:frame>
      <draw:frame presentation:style-name="Mpr1" draw:text-style-name="MP1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207cm" svg:x="9.576cm" svg:y="15.9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207cm" svg:x="20.076cm" svg:y="15.94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10:17:34</meta:creation-date>
    <dc:date>2013-06-24T16:14:38</dc:date>
    <meta:editing-duration>PT11M35S</meta:editing-duration>
    <meta:editing-cycles>2</meta:editing-cycles>
    <meta:generator>LibreOffice/3.5$Linux_X86_64 LibreOffice_project/350m1$Build-2</meta:generator>
    <dc:creator>Jacopo </dc:creator>
    <meta:document-statistic meta:object-count="30"/>
  </office:meta>
</office:document-meta>
</file>